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otected="true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OrderInLists">
            <text:p>OrderInLists</text:p>
          </table:table-cell>
          <table:table-cell table:style-name="ce1" table:formula="of:=[HumanReadable.D1]" office:value-type="string" office:string-value="HelpText">
            <text:p>HelpText</text:p>
          </table:table-cell>
          <table:table-cell table:style-name="ce1" table:formula="of:=[HumanReadable.D1]" office:value-type="string" office:string-value="HelpText">
            <text:p>HelpText</text:p>
          </table:table-cell>
          <table:table-cell table:style-name="ce1" table:formula="of:=[HumanReadable.E1]" office:value-type="string" office:string-value="BlueprintClass">
            <text:p>BlueprintClass</text:p>
          </table:table-cell>
          <table:table-cell table:style-name="ce1" table:formula="of:=[HumanReadable.F1]" office:value-type="string" office:string-value="Icon">
            <text:p>Icon</text:p>
          </table:table-cell>
          <table:table-cell table:style-name="ce1" table:formula="of:=[HumanReadable.G1]" office:value-type="string" office:string-value="Mesh">
            <text:p>Mesh</text:p>
          </table:table-cell>
          <table:table-cell table:style-name="ce1" table:formula="of:=[HumanReadable.H1]" office:value-type="string" office:string-value="EducateCost">
            <text:p>EducateCost</text:p>
          </table:table-cell>
          <table:table-cell table:style-name="ce1" table:formula="of:=[HumanReadable.J1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D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E2]" office:value-type="string" office:string-value="Serf">
            <text:p>Serf</text:p>
          </table:table-cell>
          <table:table-cell table:style-name="ce1" table:formula="of:=[HumanReadable.F2]" office:value-type="string" office:string-value="serfIcon">
            <text:p>serfIcon</text:p>
          </table:table-cell>
          <table:table-cell table:style-name="ce1" table:formula="of:=[HumanReadable.G2]" office:value-type="string" office:string-value="default">
            <text:p>default</text:p>
          </table:table-cell>
          <table:table-cell table:style-name="ce1" table:formula="of:=INDIRECT(  ADDRESS(   MATCH([HumanReadable.H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2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string" office:string-value="The builder constructs buildings. A builder will go to the nearest constructionsites to start building.  Multiple Builders can work on the same building, Teamwork!  Builders don't occupy any specific building.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table:style-name="ce1" table:formula="of:=[HumanReadable.D3]" office:value-type="string" office:string-value="The builder constructs buildings. A builder will go to the nearest constructionsites to start building.  Multiple Builders can work on the same building, Teamwork!  Builders don't occupy any specific building.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table:style-name="ce1" table:formula="of:=[HumanReadable.E3]" office:value-type="string" office:string-value="Builder">
            <text:p>Builder</text:p>
          </table:table-cell>
          <table:table-cell table:style-name="ce1" table:formula="of:=[HumanReadable.F3]" office:value-type="string" office:string-value="builderIcon">
            <text:p>builderIcon</text:p>
          </table:table-cell>
          <table:table-cell table:style-name="ce1" table:formula="of:=[HumanReadable.G3]" office:value-type="string" office:string-value="default">
            <text:p>default</text:p>
          </table:table-cell>
          <table:table-cell table:style-name="ce1" table:formula="of:=INDIRECT(  ADDRESS(   MATCH([HumanReadable.H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float" office:value="3">
            <text:p>3</text:p>
          </table:table-cell>
          <table:table-cell table:style-name="ce1" table:formula="of:=[HumanReadable.D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D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E4]" office:value-type="string" office:string-value="Lumberjack">
            <text:p>Lumberjack</text:p>
          </table:table-cell>
          <table:table-cell table:style-name="ce1" table:formula="of:=[HumanReadable.F4]" office:value-type="string" office:string-value="lumberjackIcon">
            <text:p>lumberjackIcon</text:p>
          </table:table-cell>
          <table:table-cell table:style-name="ce1" table:formula="of:=[HumanReadable.G4]" office:value-type="string" office:string-value="default">
            <text:p>default</text:p>
          </table:table-cell>
          <table:table-cell table:style-name="ce1" table:formula="of:=INDIRECT(  ADDRESS(   MATCH([HumanReadable.H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float" office:value="4">
            <text:p>4</text:p>
          </table:table-cell>
          <table:table-cell table:style-name="ce1" table:formula="of:=[HumanReadable.D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D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E5]" office:value-type="string" office:string-value="Carpenter">
            <text:p>Carpenter</text:p>
          </table:table-cell>
          <table:table-cell table:style-name="ce1" table:formula="of:=[HumanReadable.F5]" office:value-type="string" office:string-value="carpenterIcon">
            <text:p>carpenterIcon</text:p>
          </table:table-cell>
          <table:table-cell table:style-name="ce1" table:formula="of:=[HumanReadable.G5]" office:value-type="string" office:string-value="default">
            <text:p>default</text:p>
          </table:table-cell>
          <table:table-cell table:style-name="ce1" table:formula="of:=INDIRECT(  ADDRESS(   MATCH([HumanReadable.H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5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float" office:value="5">
            <text:p>5</text:p>
          </table:table-cell>
          <table:table-cell table:style-name="ce1" table:formula="of:=[HumanReadable.D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D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E6]" office:value-type="string" office:string-value="Forester">
            <text:p>Forester</text:p>
          </table:table-cell>
          <table:table-cell table:style-name="ce1" table:formula="of:=[HumanReadable.F6]" office:value-type="string" office:string-value="foresterIcon">
            <text:p>foresterIcon</text:p>
          </table:table-cell>
          <table:table-cell table:style-name="ce1" table:formula="of:=[HumanReadable.G6]" office:value-type="string" office:string-value="default">
            <text:p>default</text:p>
          </table:table-cell>
          <table:table-cell table:style-name="ce1" table:formula="of:=INDIRECT(  ADDRESS(   MATCH([HumanReadable.H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6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float" office:value="6">
            <text:p>6</text:p>
          </table:table-cell>
          <table:table-cell table:style-name="ce1" table:formula="of:=[HumanReadable.D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D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E7]" office:value-type="string" office:string-value="Farmer">
            <text:p>Farmer</text:p>
          </table:table-cell>
          <table:table-cell table:style-name="ce1" table:formula="of:=[HumanReadable.F7]" office:value-type="string" office:string-value="farmerIcon">
            <text:p>farmerIcon</text:p>
          </table:table-cell>
          <table:table-cell table:style-name="ce1" table:formula="of:=[HumanReadable.G7]" office:value-type="string" office:string-value="default">
            <text:p>default</text:p>
          </table:table-cell>
          <table:table-cell table:style-name="ce1" table:formula="of:=INDIRECT(  ADDRESS(   MATCH([HumanReadable.H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7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float" office:value="7">
            <text:p>7</text:p>
          </table:table-cell>
          <table:table-cell table:style-name="ce1" table:formula="of:=[HumanReadable.D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D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E8]" office:value-type="string" office:string-value="Miller">
            <text:p>Miller</text:p>
          </table:table-cell>
          <table:table-cell table:style-name="ce1" table:formula="of:=[HumanReadable.F8]" office:value-type="string" office:string-value="millerIcon">
            <text:p>millerIcon</text:p>
          </table:table-cell>
          <table:table-cell table:style-name="ce1" table:formula="of:=[HumanReadable.G8]" office:value-type="string" office:string-value="default">
            <text:p>default</text:p>
          </table:table-cell>
          <table:table-cell table:style-name="ce1" table:formula="of:=INDIRECT(  ADDRESS(   MATCH([HumanReadable.H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8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float" office:value="8">
            <text:p>8</text:p>
          </table:table-cell>
          <table:table-cell table:style-name="ce1" table:formula="of:=[HumanReadable.D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D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E9]" office:value-type="string" office:string-value="Baker">
            <text:p>Baker</text:p>
          </table:table-cell>
          <table:table-cell table:style-name="ce1" table:formula="of:=[HumanReadable.F9]" office:value-type="string" office:string-value="bakerIcon">
            <text:p>bakerIcon</text:p>
          </table:table-cell>
          <table:table-cell table:style-name="ce1" table:formula="of:=[HumanReadable.G9]" office:value-type="string" office:string-value="default">
            <text:p>default</text:p>
          </table:table-cell>
          <table:table-cell table:style-name="ce1" table:formula="of:=INDIRECT(  ADDRESS(   MATCH([HumanReadable.H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float" office:value="9">
            <text:p>9</text:p>
          </table:table-cell>
          <table:table-cell table:style-name="ce1" table:formula="of:=[HumanReadable.D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D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E10]" office:value-type="string" office:string-value="Mason">
            <text:p>Mason</text:p>
          </table:table-cell>
          <table:table-cell table:style-name="ce1" table:formula="of:=[HumanReadable.F10]" office:value-type="string" office:string-value="masonIcon">
            <text:p>masonIcon</text:p>
          </table:table-cell>
          <table:table-cell table:style-name="ce1" table:formula="of:=[HumanReadable.G10]" office:value-type="string" office:string-value="default">
            <text:p>default</text:p>
          </table:table-cell>
          <table:table-cell table:style-name="ce1" table:formula="of:=INDIRECT(  ADDRESS(   MATCH([HumanReadable.H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0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float" office:value="10">
            <text:p>10</text:p>
          </table:table-cell>
          <table:table-cell table:style-name="ce1" table:formula="of:=[HumanReadable.D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D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E11]" office:value-type="string" office:string-value="Miner">
            <text:p>Miner</text:p>
          </table:table-cell>
          <table:table-cell table:style-name="ce1" table:formula="of:=[HumanReadable.F11]" office:value-type="string" office:string-value="minerIcon">
            <text:p>minerIcon</text:p>
          </table:table-cell>
          <table:table-cell table:style-name="ce1" table:formula="of:=[HumanReadable.G11]" office:value-type="string" office:string-value="default">
            <text:p>default</text:p>
          </table:table-cell>
          <table:table-cell table:style-name="ce1" table:formula="of:=INDIRECT(  ADDRESS(   MATCH([HumanReadable.H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float" office:value="11">
            <text:p>11</text:p>
          </table:table-cell>
          <table:table-cell table:style-name="ce1" table:formula="of:=[HumanReadable.D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D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E12]" office:value-type="string" office:string-value="Smelter">
            <text:p>Smelter</text:p>
          </table:table-cell>
          <table:table-cell table:style-name="ce1" table:formula="of:=[HumanReadable.F12]" office:value-type="string" office:string-value="smelterIcon">
            <text:p>smelterIcon</text:p>
          </table:table-cell>
          <table:table-cell table:style-name="ce1" table:formula="of:=[HumanReadable.G12]" office:value-type="string" office:string-value="default">
            <text:p>default</text:p>
          </table:table-cell>
          <table:table-cell table:style-name="ce1" table:formula="of:=INDIRECT(  ADDRESS(   MATCH([HumanReadable.H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 office:value-type="string">
            <text:p>Job Prerequisites</text:p>
          </table:table-cell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Serf</text:p>
          </table:table-cell>
          <table:table-cell office:value-type="float" office:value="1">
            <text:p>1</text:p>
          </table:table-cell>
          <table:table-cell office:value-type="string">
            <text:p>The Serf carries items from one building to another, and is absolutely vital to your economy. Serfs don't occupy any specific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Builder</text:p>
          </table:table-cell>
          <table:table-cell office:value-type="float" office:value="2">
            <text:p>2</text:p>
          </table:table-cell>
          <table:table-cell office:value-type="string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Lumberjack</text:p>
          </table:table-cell>
          <table:table-cell office:value-type="float" office:value="3">
            <text:p>3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Carpenter</text:p>
          </table:table-cell>
          <table:table-cell office:value-type="float" office:value="4">
            <text:p>4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Forester</text:p>
          </table:table-cell>
          <table:table-cell office:value-type="float" office:value="5">
            <text:p>5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Farmer</text:p>
          </table:table-cell>
          <table:table-cell office:value-type="float" office:value="6">
            <text:p>6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Miller</text:p>
          </table:table-cell>
          <table:table-cell office:value-type="float" office:value="7">
            <text:p>7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Baker</text:p>
          </table:table-cell>
          <table:table-cell office:value-type="float" office:value="8">
            <text:p>8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Mason</text:p>
          </table:table-cell>
          <table:table-cell office:value-type="float" office:value="9">
            <text:p>9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2" office:value-type="string">
            <text:p>Smelter</text:p>
          </table:table-cell>
          <table:table-cell office:value-type="float" office:value="11">
            <text:p>11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>
          <table:table-cell table:number-columns-repeated="8"/>
          <table:table-cell/>
          <table:table-cell/>
          <table:table-cell table:number-columns-repeated="101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12.11.2018</text:date>, <text:time>18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49M23S</meta:editing-duration>
    <meta:editing-cycles>74</meta:editing-cycles>
    <meta:generator>OpenOffice/4.1.3$Win32 OpenOffice.org_project/413m1$Build-9783</meta:generator>
    <dc:date>2018-11-12T18:43:58.97</dc:date>
    <dc:creator>Felix </dc:creator>
    <meta:document-statistic meta:table-count="4" meta:cell-count="559" meta:object-count="0"/>
    <meta:user-defined meta:name="Info 1"/>
    <meta:user-defined meta:name="Info 2"/>
    <meta:user-defined meta:name="Info 3"/>
    <meta:user-defined meta:name="Info 4"/>
  </office:meta>
</office:document-meta>
</file>